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619909B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5.133cm, 60.614cm, 13.277cm, 8.8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3.8cm" svg:x="0cm" svg:y="0cm">
          <draw:image xlink:href="Pictures/1000000000000F0000000438619909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7-13T14:12:40.97</meta:creation-date>
    <dc:date>2017-07-13T14:14:28.87</dc:date>
    <dc:creator>Jason Statham</dc:creator>
    <meta:editing-duration>PT1M48S</meta:editing-duration>
    <meta:editing-cycles>1</meta:editing-cycles>
    <meta:document-statistic meta:object-count="1"/>
    <meta:generator>OpenOffice/4.1.3$Win32 OpenOffice.org_project/413m1$Build-9783</meta:generator>
  </office:meta>
</office:document-meta>
</file>